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2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3" style:family="graphic" style:parent-style-name="objectwithoutfill">
      <style:graphic-properties svg:stroke-width="0.152cm" draw:marker-start-width="0.425cm" draw:marker-end-width="0.425cm" draw:fill="none" draw:textarea-vertical-align="middle" fo:padding-top="0.198cm" fo:padding-bottom="0.198cm" fo:padding-left="0.323cm" fo:padding-right="0.323cm"/>
    </style:style>
    <style:style style:name="gr4" style:family="graphic" style:parent-style-name="measure" style:list-style-name="L1">
      <style:graphic-properties svg:stroke-width="0.152cm" draw:marker-start-width="0.862cm" draw:marker-end-width="0.862cm" draw:textarea-vertical-align="middle"/>
      <style:paragraph-properties style:writing-mode="lr-tb"/>
    </style:style>
    <style:style style:name="gr5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6" style:family="graphic" style:parent-style-name="measure" style:list-style-name="L1">
      <style:graphic-properties svg:stroke-width="0.152cm" draw:marker-start-width="0.862cm" draw:marker-end-width="0.862cm" draw:textarea-vertical-align="middle" draw:placing="below"/>
      <style:paragraph-properties style:writing-mode="lr-tb"/>
    </style:style>
    <style:style style:name="gr7" style:family="graphic" style:parent-style-name="standard">
      <style:graphic-properties draw:stroke="none" svg:stroke-width="0.152cm" svg:stroke-color="#000000" draw:marker-start-width="0.427cm" draw:marker-end-width="0.427cm" draw:fill="none" draw:fill-color="#ffffff" fo:min-height="18.937cm"/>
      <style:paragraph-properties style:writing-mode="lr-tb"/>
    </style:style>
    <style:style style:name="gr8" style:family="graphic" style:parent-style-name="standard">
      <style:graphic-properties draw:stroke="none" svg:stroke-width="0.152cm" svg:stroke-color="#000000" draw:marker-start-width="0.427cm" draw:marker-end-width="0.427cm" draw:fill="none" draw:fill-color="#ffffff" fo:min-height="11.557cm"/>
      <style:paragraph-properties style:writing-mode="lr-tb"/>
    </style:style>
    <style:style style:name="gr9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10" style:family="graphic" style:parent-style-name="measure" style:list-style-name="L1">
      <style:graphic-properties svg:stroke-width="0.152cm" draw:marker-start-width="0.862cm" draw:marker-end-width="0.862cm" draw:textarea-vertical-align="middle" draw:line-distance="1.61cm"/>
      <style:paragraph-properties style:writing-mode="lr-tb"/>
    </style:style>
    <style:style style:name="gr11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12" style:family="graphic" style:parent-style-name="measure" style:list-style-name="L1">
      <style:graphic-properties svg:stroke-width="0.152cm" draw:marker-start-width="0.862cm" draw:marker-end-width="0.862cm" draw:textarea-vertical-align="middle" draw:line-distance="1.302cm"/>
      <style:paragraph-properties style:writing-mode="lr-tb"/>
    </style:style>
    <style:style style:name="gr13" style:family="graphic" style:parent-style-name="measure" style:list-style-name="L1">
      <style:graphic-properties svg:stroke-width="0.152cm" draw:marker-start-width="0.862cm" draw:marker-end-width="0.862cm" draw:textarea-vertical-align="middle" draw:line-distance="0.789cm"/>
      <style:paragraph-properties style:writing-mode="lr-tb"/>
    </style:style>
    <style:style style:name="gr14" style:family="graphic" style:parent-style-name="measure" style:list-style-name="L1">
      <style:graphic-properties svg:stroke-width="0.152cm" svg:stroke-color="#ff3333" draw:marker-start-width="0.862cm" draw:marker-end-width="0.862cm" draw:textarea-vertical-align="middle" draw:line-distance="0.792cm" draw:placing="below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measure draw:style-name="gr1" draw:text-style-name="P1" draw:layer="layout" svg:x1="57.053cm" svg:y1="3.132cm" svg:x2="57.688cm" svg:y2="3.132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  <draw:measure draw:style-name="gr2" draw:text-style-name="P1" draw:layer="layout" svg:x1="60.126cm" svg:y1="4.016cm" svg:x2="60.126cm" svg:y2="3.381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  <draw:polygon draw:style-name="gr3" draw:text-style-name="P2" draw:layer="layout" svg:width="56.514cm" svg:height="42.544cm" svg:x="1.1cm" svg:y="3.385cm" svg:viewBox="0 0 56515 42545" draw:points="635,635 635,0 6223,0 55880,0 55880,635 56515,635 56515,40640 55880,40640 55907,42545 662,42545 635,40640 0,40640 0,635">
          <text:p/>
        </draw:polygon>
        <draw:measure draw:style-name="gr4" draw:text-style-name="P1" draw:layer="layout" svg:x1="1cm" svg:y1="17.466cm" svg:x2="57.515cm" svg:y2="17.482cm">
          <text:p text:style-name="P1"><text:span text:style-name="T1">22.125”</text:span><text:span text:style-name="T1"><text:measure text:kind="gap"/></text:span></text:p>
        </draw:measure>
        <draw:measure draw:style-name="gr5" draw:text-style-name="P1" draw:layer="layout" svg:x1="56.953cm" svg:y1="43.544cm" svg:x2="57.588cm" svg:y2="43.544cm">
          <text:p text:style-name="P1"><text:span text:style-name="T1"><text:measure text:kind="gap"/></text:span><text:span text:style-name="T1"><text:measure text:kind="value">0.25</text:measure></text:span><text:span text:style-name="T1"><text:measure text:kind="unit">"</text:measure></text:span><text:span text:style-name="T1"><text:measure text:kind="gap"/></text:span></text:p>
        </draw:measure>
        <draw:measure draw:style-name="gr6" draw:text-style-name="P1" draw:layer="layout" svg:x1="9.649cm" svg:y1="45.93cm" svg:x2="9.779cm" svg:y2="3.385cm">
          <text:p text:style-name="P1"><text:span text:style-name="T1"><text:measure text:kind="gap"/></text:span><text:span text:style-name="T1"><text:measure text:kind="value">16.75</text:measure></text:span><text:span text:style-name="T1"><text:measure text:kind="unit">"</text:measure></text:span><text:span text:style-name="T1"><text:measure text:kind="gap"/></text:span></text:p>
        </draw:measure>
        <draw:frame draw:style-name="gr7" draw:text-style-name="P3" draw:layer="layout" svg:width="33.196cm" svg:height="19.187cm" svg:x="8.996cm" svg:y="65.972cm">
          <draw:text-box>
            <text:p><text:span text:style-name="T2">TORCH Lightbox</text:span></text:p>
            <text:p><text:span text:style-name="T2">Version 1.2</text:span></text:p>
            <text:p><text:span text:style-name="T2"/></text:p>
            <text:p><text:span text:style-name="T3">Platform and guide</text:span></text:p>
            <text:p><text:span text:style-name="T2">Black styrene ~1/4”</text:span></text:p>
            <text:p><text:span text:style-name="T2"/></text:p>
            <text:p><text:span text:style-name="T2">Jason Best</text:span></text:p>
            <text:p><text:span text:style-name="T2">jbest@brit.org</text:span></text:p>
          </draw:text-box>
        </draw:frame>
        <draw:frame draw:style-name="gr8" draw:text-style-name="P4" draw:layer="layout" svg:width="16.637cm" svg:height="11.807cm" svg:x="25.511cm" svg:y="20.026cm">
          <draw:text-box>
            <text:p><text:span text:style-name="T4">Platform</text:span></text:p>
            <text:p><text:span text:style-name="T4">Black styrene</text:span></text:p>
          </draw:text-box>
        </draw:frame>
        <draw:polyline draw:style-name="gr9" draw:text-style-name="P2" draw:layer="layout" svg:width="48.511cm" svg:height="35.669cm" svg:x="6.421cm" svg:y="50.242cm" svg:viewBox="0 0 48512 35670" draw:points="196,38 48512,38 48512,35670 43281,35670 43281,5203 0,5268 121,0">
          <text:p/>
        </draw:polyline>
        <draw:measure draw:style-name="gr10" draw:text-style-name="P1" draw:layer="layout" svg:x1="6.53cm" svg:y1="54.669cm" svg:x2="54.79cm" svg:y2="54.669cm">
          <text:p text:style-name="P1"><text:span text:style-name="T1"><text:measure text:kind="gap"/></text:span><text:span text:style-name="T1"><text:measure text:kind="value">19</text:measure></text:span><text:span text:style-name="T1"><text:measure text:kind="unit">"</text:measure></text:span><text:span text:style-name="T1"><text:measure text:kind="gap"/></text:span></text:p>
        </draw:measure>
        <draw:measure draw:style-name="gr11" draw:text-style-name="P1" draw:layer="layout" svg:x1="51.652cm" svg:y1="50.37cm" svg:x2="51.652cm" svg:y2="85.93cm">
          <text:p text:style-name="P1"><text:span text:style-name="T1"><text:measure text:kind="gap"/></text:span><text:span text:style-name="T1"><text:measure text:kind="value">14</text:measure></text:span><text:span text:style-name="T1"><text:measure text:kind="unit">"</text:measure></text:span><text:span text:style-name="T1"><text:measure text:kind="gap"/></text:span></text:p>
        </draw:measure>
        <draw:measure draw:style-name="gr12" draw:text-style-name="P1" draw:layer="layout" svg:x1="49.715cm" svg:y1="88.862cm" svg:x2="54.795cm" svg:y2="88.862cm">
          <text:p text:style-name="P1"><text:span text:style-name="T1"><text:measure text:kind="gap"/></text:span><text:span text:style-name="T1"><text:measure text:kind="value">2</text:measure></text:span><text:span text:style-name="T1"><text:measure text:kind="unit">"</text:measure></text:span><text:span text:style-name="T1"><text:measure text:kind="gap"/></text:span></text:p>
        </draw:measure>
        <draw:measure draw:style-name="gr13" draw:text-style-name="P1" draw:layer="layout" svg:x1="4.677cm" svg:y1="50.225cm" svg:x2="4.677cm" svg:y2="55.305cm">
          <text:p text:style-name="P1"><text:span text:style-name="T1"><text:measure text:kind="gap"/></text:span><text:span text:style-name="T1"><text:measure text:kind="value">2</text:measure></text:span><text:span text:style-name="T1"><text:measure text:kind="unit">"</text:measure></text:span><text:span text:style-name="T1"><text:measure text:kind="gap"/></text:span></text:p>
        </draw:measure>
        <draw:frame draw:style-name="gr8" draw:text-style-name="P4" draw:layer="layout" svg:width="16.637cm" svg:height="11.807cm" svg:x="33.001cm" svg:y="57.797cm">
          <draw:text-box>
            <text:p><text:span text:style-name="T4">Guide</text:span></text:p>
            <text:p><text:span text:style-name="T4">Black styrene</text:span></text:p>
          </draw:text-box>
        </draw:frame>
        <draw:measure draw:style-name="gr14" draw:text-style-name="P1" draw:layer="layout" svg:x1="58.128cm" svg:y1="45.912cm" svg:x2="58.128cm" svg:y2="43.88cm">
          <text:p text:style-name="P1"><text:span text:style-name="T1"><text:measure text:kind="gap"/></text:span><text:span text:style-name="T1"><text:measure text:kind="value">0.8</text:measure></text:span><text:span text:style-name="T1"><text:measure text:kind="unit">"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91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B Byerley</meta:initial-creator>
    <meta:creation-date>2019-12-04T14:46:10.568441000</meta:creation-date>
    <dc:date>2022-06-07T19:48:46.082816118</dc:date>
    <dc:creator>Jason Best</dc:creator>
    <meta:editing-duration>PT2H57M59S</meta:editing-duration>
    <meta:editing-cycles>93</meta:editing-cycles>
    <meta:generator>LibreOffice/7.3.3.2$MacOSX_X86_64 LibreOffice_project/d1d0ea68f081ee2800a922cac8f79445e4603348</meta:generator>
    <meta:document-statistic meta:object-count="15"/>
  </office:meta>
</office:document-meta>
</file>